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59000002D160000196D1E533A95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float" office:value="33654.23">
            <text:p>33654,23</text:p>
          </table:table-cell>
          <table:table-cell office:value-type="float" office:value="12654.56">
            <text:p>12654,56</text:p>
          </table:table-cell>
          <table:table-cell office:value-type="float" office:value="10010.02">
            <text:p>10010,02</text:p>
          </table:table-cell>
          <table:table-cell office:value-type="float" office:value="7654.45">
            <text:p>7654,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float" office:value="42456.43">
            <text:p>42456,43</text:p>
          </table:table-cell>
          <table:table-cell office:value-type="float" office:value="14564.01">
            <text:p>14564,01</text:p>
          </table:table-cell>
          <table:table-cell office:value-type="float" office:value="13765.76">
            <text:p>13765,76</text:p>
          </table:table-cell>
          <table:table-cell office:value-type="float" office:value="5674.34">
            <text:p>5674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float" office:value="51258.63">
            <text:p>51258,63</text:p>
          </table:table-cell>
          <table:table-cell office:value-type="float" office:value="16473.46">
            <text:p>16473,46</text:p>
          </table:table-cell>
          <table:table-cell office:value-type="float" office:value="17521.5">
            <text:p>17521,5</text:p>
          </table:table-cell>
          <table:table-cell office:value-type="float" office:value="3694.23">
            <text:p>3694,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float" office:value="60060.83">
            <text:p>60060,83</text:p>
          </table:table-cell>
          <table:table-cell office:value-type="float" office:value="18382.91">
            <text:p>18382,91</text:p>
          </table:table-cell>
          <table:table-cell office:value-type="float" office:value="21277.24">
            <text:p>21277,24</text:p>
          </table:table-cell>
          <table:table-cell office:value-type="float" office:value="2714.12">
            <text:p>2714,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float" office:value="68863.03">
            <text:p>68863,03</text:p>
          </table:table-cell>
          <table:table-cell office:value-type="float" office:value="20292.36">
            <text:p>20292,36</text:p>
          </table:table-cell>
          <table:table-cell office:value-type="float" office:value="20032.98">
            <text:p>20032,98</text:p>
          </table:table-cell>
          <table:table-cell office:value-type="float" office:value="3456.54">
            <text:p>3456,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float" office:value="77665.23">
            <text:p>77665,23</text:p>
          </table:table-cell>
          <table:table-cell office:value-type="float" office:value="22201.81">
            <text:p>22201,81</text:p>
          </table:table-cell>
          <table:table-cell office:value-type="float" office:value="28788.72">
            <text:p>28788,72</text:p>
          </table:table-cell>
          <table:table-cell office:value-type="float" office:value="4198.96">
            <text:p>4198,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float" office:value="86467.43">
            <text:p>86467,43</text:p>
          </table:table-cell>
          <table:table-cell office:value-type="float" office:value="14111.26">
            <text:p>14111,26</text:p>
          </table:table-cell>
          <table:table-cell office:value-type="float" office:value="22544.46">
            <text:p>22544,46</text:p>
          </table:table-cell>
          <table:table-cell office:value-type="float" office:value="4941.38">
            <text:p>4941,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float" office:value="95269.63">
            <text:p>95269,63</text:p>
          </table:table-cell>
          <table:table-cell office:value-type="float" office:value="26020.71">
            <text:p>26020,71</text:p>
          </table:table-cell>
          <table:table-cell office:value-type="float" office:value="32300.2">
            <text:p>32300,2</text:p>
          </table:table-cell>
          <table:table-cell office:value-type="float" office:value="5683.8">
            <text:p>5683,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float" office:value="64071.83">
            <text:p>64071,83</text:p>
          </table:table-cell>
          <table:table-cell office:value-type="float" office:value="7930.16">
            <text:p>7930,16</text:p>
          </table:table-cell>
          <table:table-cell office:value-type="float" office:value="20055.94">
            <text:p>20055,94</text:p>
          </table:table-cell>
          <table:table-cell office:value-type="float" office:value="6426.22">
            <text:p>6426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float" office:value="72874.03">
            <text:p>72874,03</text:p>
          </table:table-cell>
          <table:table-cell office:value-type="float" office:value="29839.61">
            <text:p>29839,61</text:p>
          </table:table-cell>
          <table:table-cell office:value-type="float" office:value="18811.68">
            <text:p>18811,68</text:p>
          </table:table-cell>
          <table:table-cell office:value-type="float" office:value="5432.21">
            <text:p>5432,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float" office:value="41676.23">
            <text:p>41676,23</text:p>
          </table:table-cell>
          <table:table-cell office:value-type="float" office:value="21749.06">
            <text:p>21749,06</text:p>
          </table:table-cell>
          <table:table-cell office:value-type="float" office:value="27567.42">
            <text:p>27567,42</text:p>
          </table:table-cell>
          <table:table-cell office:value-type="float" office:value="4438.2">
            <text:p>4438,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float" office:value="30478.43">
            <text:p>30478,43</text:p>
          </table:table-cell>
          <table:table-cell office:value-type="float" office:value="33658.51">
            <text:p>33658,51</text:p>
          </table:table-cell>
          <table:table-cell office:value-type="float" office:value="31323.16">
            <text:p>31323,16</text:p>
          </table:table-cell>
          <table:table-cell office:value-type="float" office:value="4444.19">
            <text:p>4444,1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>
            <draw:frame table:end-cell-address="Sheet1.G35" table:end-x="0.28cm" table:end-y="0.16cm" draw:z-index="0" svg:width="11.541cm" svg:height="6.508cm" svg:x="0.028cm" svg:y="0.426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7"/>
          <table:table-cell>
            <draw:frame table:end-cell-address="Sheet1.M35" table:end-x="0.251cm" table:end-y="0.186cm" draw:z-index="1" draw:name="Graphics 1" draw:style-name="gr1" draw:text-style-name="P1" svg:width="11.541cm" svg:height="6.508cm" svg:x="0cm" svg:y="0cm">
              <draw:image xlink:href="Pictures/2000059000002D160000196D1E533A95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2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27:46</dc:date>
    <dc:language>en-US</dc:language>
    <meta:editing-cycles>3</meta:editing-cycles>
    <meta:editing-duration>PT10M2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2.1000003814697pt" style:font-family-asian="'Andale Sans UI'" style:font-pitch-asian="variable" style:font-size-asian="12.1000003814697pt" style:font-family-complex="Tahoma" style:font-pitch-complex="variable" style:font-size-complex="12.1000003814697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4" style:family="chart">
      <style:chart-properties chart:japanese-candle-stick="false" chart:stock-with-volume="false" chart:three-dimensional="false" chart:deep="false" chart:lines="true" chart:percentage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6.5pt" style:font-family-asian="'Andale Sans UI'" style:font-pitch-asian="variable" style:font-size-asian="6.5pt" style:font-family-complex="Tahoma" style:font-pitch-complex="variable" style:font-size-complex="6.5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7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1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6.5pt" style:font-family-asian="'Andale Sans UI'" style:font-pitch-asian="variable" style:font-size-asian="6.5pt" style:font-family-complex="Tahoma" style:font-pitch-complex="variable" style:font-size-complex="6.5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1.542cm" svg:height="6.509cm" chart:class="chart:line" chart:style-name="ch1">
        <chart:title svg:x="3.033cm" svg:y="0.13cm" chart:style-name="ch2">
          <text:p>Lines_percent_with_symbols</text:p>
        </chart:title>
        <chart:legend chart:legend-position="end" svg:x="10.044cm" svg:y="2.644cm" chart:style-name="ch3"/>
        <chart:plot-area chart:style-name="ch4" table:cell-range-address="Sheet1.$B$4:.$F$16" chart:data-source-has-labels="both" chart:table-number-list="0" svg:x="0.23cm" svg:y="0.868cm" svg:width="9.355cm" svg:height="5.511cm">
          <chart:axis chart:dimension="x" chart:name="primary-x" chart:style-name="ch5">
            <chart:title svg:x="5.121cm" svg:y="6.033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3cm" svg:y="3.776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